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29.23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8.45mm"/>
    </style:style>
    <style:style style:name="co15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 (<text:a xlink:href="http://archwort.dainst.org/de/term/10557" xlink:type="simple">http://archwort.dainst.org/de/term/10557</text:a>)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6" office:value-type="string" calcext:value-type="string">
            <text:p>Gefäßtyp</text:p>
          </table:table-cell>
          <table:table-cell table:style-name="ce6" office:value-type="string" calcext:value-type="string">
            <text:p>Fragmenttyp</text:p>
          </table:table-cell>
          <table:table-cell table:style-name="ce6" office:value-type="string" calcext:value-type="string">
            <text:p>Standflaeche</text:p>
          </table:table-cell>
          <table:table-cell table:style-name="ce6" office:value-type="string" calcext:value-type="string">
            <text:p>Produktionsspuren</text:p>
          </table:table-cell>
          <table:table-cell table:style-name="ce6" office:value-type="string" calcext:value-type="string">
            <text:p>joint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Bodenform</text:p>
          </table:table-cell>
          <table:table-cell table:style-name="ce1" office:value-type="string" calcext:value-type="string">
            <text:p>Zenodo</text:p>
          </table:table-cell>
          <table:table-cell table:style-name="ce1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blasiger Bod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Scha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ehrief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number-columns-repeated="4"/>
          <table:table-cell office:value-type="string" calcext:value-type="string">
            <text:p>Holzabdru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<text:a xlink:href="https://zenodo.org/record/2529457" xlink:type="simple">https://zenodo.org/record/2529457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Holzabruck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Holzabdruck?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Holzabdruck?</text:p>
          </table:table-cell>
          <table:table-cell table:number-columns-repeated="3"/>
          <table:table-cell office:value-type="string" calcext:value-type="string">
            <text:p><text:a xlink:href="https://zenodo.org/record/2529430" xlink:type="simple">https://zenodo.org/record/2529430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überbrannt</text:p>
          </table:table-cell>
          <table:table-cell office:value-type="string" calcext:value-type="string">
            <text:p>zu 11 WS und RS Zchng. 33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&lt;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unebene Bodenfläch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<text:a xlink:href="https://zenodo.org/record/2529455" xlink:type="simple">https://zenodo.org/record/2529455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<text:a xlink:href="https://zenodo.org/record/2529463" xlink:type="simple">https://zenodo.org/record/2529463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<text:a xlink:href="https://zenodo.org/record/2529465" xlink:type="simple">https://zenodo.org/record/2529465</text:a>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ttelteil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0.2" calcext:value-type="float">
            <text:p>0,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Textilabdruck?</text:p>
          </table:table-cell>
          <table:table-cell table:number-columns-repeated="1002"/>
        </table:table-row>
      </table:table>
      <table:table table:name="Tabelle2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4" table:default-cell-style-name="Default"/>
        <table:table-row table:style-name="ro1">
          <table:table-cell table:style-name="ce3" office:value-type="string" calcext:value-type="string">
            <text:p>Zchng (<text:a xlink:href="http://archwort.dainst.org/de/term/10557" xlink:type="simple">http://archwort.dainst.org/de/term/10557</text:a>)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8" office:value-type="string" calcext:value-type="string">
            <text:p>Typ (<text:a xlink:href="http://archwort.dainst.org/de/term/3100" xlink:type="simple">http://archwort.dainst.org/de/term/3100</text:a>)</text:p>
          </table:table-cell>
          <table:table-cell/>
          <table:table-cell table:style-name="ce1" office:value-type="string" calcext:value-type="string">
            <text:p>Zenodo</text:p>
          </table:table-cell>
        </table:table-row>
        <table:table-row table:style-name="ro1"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errodiert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V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nge-gelb</text:p>
          </table:table-cell>
          <table:table-cell office:value-type="string" calcext:value-type="string">
            <text:p>grau-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Feldberg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F</text:p>
          </table:table-cell>
          <table:table-cell office:value-type="string" calcext:value-type="string">
            <text:p>hellgraau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/>
        </table:table-row>
        <table:table-row table:style-name="ro1"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2"/>
          <table:table-cell office:value-type="string" calcext:value-type="string">
            <text:p><text:a xlink:href="https://zenodo.org/record/2529430" xlink:type="simple">https://zenodo.org/record/2529430</text:a></text:p>
          </table:table-cell>
        </table:table-row>
        <table:table-row table:style-name="ro1"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<text:a xlink:href="https://zenodo.org/record/2529455" xlink:type="simple">https://zenodo.org/record/2529455</text:a></text:p>
          </table:table-cell>
        </table:table-row>
        <table:table-row table:style-name="ro1"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6"/>
          <table:table-cell office:value-type="string" calcext:value-type="string">
            <text:p><text:a xlink:href="https://zenodo.org/record/2529457" xlink:type="simple">https://zenodo.org/record/2529457</text:a></text:p>
          </table:table-cell>
        </table:table-row>
        <table:table-row table:style-name="ro1"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<text:a xlink:href="https://zenodo.org/record/2529463" xlink:type="simple">https://zenodo.org/record/2529463</text:a></text:p>
          </table:table-cell>
        </table:table-row>
        <table:table-row table:style-name="ro1"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2"/>
          <table:table-cell office:value-type="string" calcext:value-type="string">
            <text:p><text:a xlink:href="https://zenodo.org/record/2529465" xlink:type="simple">https://zenodo.org/record/2529465</text:a></text:p>
          </table:table-cell>
        </table:table-row>
        <table:table-row table:style-name="ro1"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XIV</text:p>
          </table:table-cell>
          <table:table-cell office:value-type="float" office:value="123050" calcext:value-type="float">
            <text:p>123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XI</text:p>
          </table:table-cell>
          <table:table-cell office:value-type="float" office:value="1230383" calcext:value-type="float">
            <text:p>1230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XV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I</text:p>
          </table:table-cell>
          <table:table-cell office:value-type="float" office:value="1230380" calcext:value-type="float">
            <text:p>1230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VII</text:p>
          </table:table-cell>
          <table:table-cell office:value-type="float" office:value="1230316" calcext:value-type="float">
            <text:p>12303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6X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II</text:p>
          </table:table-cell>
          <table:table-cell office:value-type="float" office:value="1230317" calcext:value-type="float">
            <text:p>12303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II</text:p>
          </table:table-cell>
          <table:table-cell office:value-type="float" office:value="1230390" calcext:value-type="float">
            <text:p>1230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B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8XI</text:p>
          </table:table-cell>
          <table:table-cell office:value-type="float" office:value="1230442" calcext:value-type="float">
            <text:p>12304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IX</text:p>
          </table:table-cell>
          <table:table-cell office:value-type="float" office:value="1230439" calcext:value-type="float">
            <text:p>1230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V</text:p>
          </table:table-cell>
          <table:table-cell office:value-type="float" office:value="1230418" calcext:value-type="float">
            <text:p>12304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XI</text:p>
          </table:table-cell>
          <table:table-cell office:value-type="float" office:value="1230478" calcext:value-type="float">
            <text:p>1230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eigegrau</text:p>
          </table:table-cell>
          <table:table-cell table:number-columns-repeated="2" office:value-type="string" calcext:value-type="string">
            <text:p>grau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Holzabdruck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3IV</text:p>
          </table:table-cell>
          <table:table-cell office:value-type="float" office:value="1230475" calcext:value-type="float">
            <text:p>12304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VI</text:p>
          </table:table-cell>
          <table:table-cell office:value-type="float" office:value="1230450" calcext:value-type="float">
            <text:p>1230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5XII</text:p>
          </table:table-cell>
          <table:table-cell office:value-type="float" office:value="1230451" calcext:value-type="float">
            <text:p>1230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chwarz-orange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e Standfläche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X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I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V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VII</text:p>
          </table:table-cell>
          <table:table-cell office:value-type="float" office:value="1230429" calcext:value-type="float">
            <text:p>12304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XVI</text:p>
          </table:table-cell>
          <table:table-cell office:value-type="float" office:value="1230398" calcext:value-type="float">
            <text:p>12303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1VI</text:p>
          </table:table-cell>
          <table:table-cell office:value-type="float" office:value="1230402" calcext:value-type="float">
            <text:p>12304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III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IV</text:p>
          </table:table-cell>
          <table:table-cell office:value-type="float" office:value="1230435" calcext:value-type="float">
            <text:p>12304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8XV</text:p>
          </table:table-cell>
          <table:table-cell office:value-type="float" office:value="1230436" calcext:value-type="float">
            <text:p>1230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IX</text:p>
          </table:table-cell>
          <table:table-cell office:value-type="float" office:value="1230463" calcext:value-type="float">
            <text:p>1230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IV</text:p>
          </table:table-cell>
          <table:table-cell office:value-type="float" office:value="1230427" calcext:value-type="float">
            <text:p>1230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XIV</text:p>
          </table:table-cell>
          <table:table-cell office:value-type="float" office:value="1230392" calcext:value-type="float">
            <text:p>12303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innen und außen Bodenzei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IV</text:p>
          </table:table-cell>
          <table:table-cell office:value-type="float" office:value="1230493" calcext:value-type="float">
            <text:p>1230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VI</text:p>
          </table:table-cell>
          <table:table-cell office:value-type="float" office:value="1230282" calcext:value-type="float">
            <text:p>12302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odenzeichen i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V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VIII</text:p>
          </table:table-cell>
          <table:table-cell office:value-type="float" office:value="1230395" calcext:value-type="float">
            <text:p>12303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X</text:p>
          </table:table-cell>
          <table:table-cell office:value-type="float" office:value="1230434" calcext:value-type="float">
            <text:p>123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IX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eige-grau</text:p>
          </table:table-cell>
          <table:table-cell office:value-type="string" calcext:value-type="string">
            <text:p>beige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XV</text:p>
          </table:table-cell>
          <table:table-cell office:value-type="float" office:value="1230464" calcext:value-type="float">
            <text:p>12304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9VII</text:p>
          </table:table-cell>
          <table:table-cell office:value-type="float" office:value="1230461" calcext:value-type="float">
            <text:p>1230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hellgr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V</text:p>
          </table:table-cell>
          <table:table-cell office:value-type="float" office:value="123041" calcext:value-type="float">
            <text:p>123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range glatt</text:p>
          </table:table-cell>
          <table:table-cell office:value-type="string" calcext:value-type="string">
            <text:p>dunkelgrau innenpoliert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0XV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0XVI</text:p>
          </table:table-cell>
          <table:table-cell office:value-type="float" office:value="1230467" calcext:value-type="float">
            <text:p>12304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70XIX</text:p>
          </table:table-cell>
          <table:table-cell office:value-type="float" office:value="1230481" calcext:value-type="float">
            <text:p>12304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0.2" calcext:value-type="float">
            <text:p>0,2</text:p>
          </table:table-cell>
          <table:table-cell office:value-type="string" calcext:value-type="string">
            <text:p>Spiralzeichen inn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IV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ramge-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öt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VII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hellgrau-beige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lzabdruck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XI</text:p>
          </table:table-cell>
          <table:table-cell office:value-type="float" office:value="1230477" calcext:value-type="float">
            <text:p>12304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Textilabdruck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X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hwarz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IV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(orange-)schwarz</text:p>
          </table:table-cell>
          <table:table-cell office:value-type="string" calcext:value-type="string">
            <text:p>hellgrau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Wulstr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VI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„blasiger Boden“</text:p>
          </table:table-cell>
          <table:table-cell office:value-type="string" calcext:value-type="string">
            <text:p>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2IX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rauhe Standfläche; hellgrau</text:p>
          </table:table-cell>
          <table:table-cell office:value-type="string" calcext:value-type="string">
            <text:p>Drehriefen; hellbeige</text:p>
          </table:table-cell>
          <table:table-cell office:value-type="string" calcext:value-type="string">
            <text:p>hellbeige-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1-B6</text:p>
          </table:table-cell>
          <table:table-cell office:value-type="string" calcext:value-type="string">
            <text:p>gehört zu Schale</text:p>
          </table:table-cell>
          <table:table-cell/>
        </table:table-row>
        <table:table-row table:style-name="ro1">
          <table:table-cell office:value-type="string" calcext:value-type="string">
            <text:p>48IX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F; orange-schwarz</text:p>
          </table:table-cell>
          <table:table-cell office:value-type="string" calcext:value-type="string">
            <text:p>glatt; beige-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GF</text:p>
          </table:table-cell>
          <table:table-cell/>
        </table:table-row>
      </table:table>
      <table:table table:name="Tabelle3" table:style-name="ta1">
        <office:forms form:automatic-focus="false" form:apply-design-mode="false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(hell)bei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-gelb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grau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lgrau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ötli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ge-grau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beige-hellgrau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braun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-orang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ro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grau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nro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-schwarz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grau-beig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grau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-orange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warzro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ugelbschwarz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1" table:data-type="automatic"/>
          </table:sort>
        </table:database-range>
        <table:database-range table:name="__Anonymous_Sheet_DB__2" table:target-range-address="Tabelle3.A1:Tabelle3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.00.0000</text:date>, <text:time style:data-style-name="N2" text:time-value="15:27:14.4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9-02-02T18:46:49.834000000</dc:date>
    <meta:editing-duration>P1DT2H38M2S</meta:editing-duration>
    <meta:editing-cycles>58</meta:editing-cycles>
    <meta:generator>LibreOffice/5.1.6.2$Windows_x86 LibreOffice_project/07ac168c60a517dba0f0d7bc7540f5afa45f0909</meta:generator>
    <meta:document-statistic meta:table-count="3" meta:cell-count="1555" meta:object-count="0"/>
  </office:meta>
</office:document-meta>
</file>